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7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5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5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0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7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7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79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79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79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9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79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79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80" office:value-type="string" calcext:value-type="string" table:number-columns-spanned="4" table:number-rows-spanned="1">
            <text:p>ОУ</text:p>
          </table:table-cell>
          <table:covered-table-cell table:number-columns-repeated="3" table:style-name="ce380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85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5"/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88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88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8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80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0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9:06:22.653582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8-18T19:27:44.494950182</dc:date>
    <meta:editing-cycles>150</meta:editing-cycles>
    <meta:editing-duration>P5DT2H34M12S</meta:editing-duration>
    <meta:generator>LibreOffice/7.5.5.2$Linux_X86_64 LibreOffice_project/50$Build-2</meta:generator>
    <meta:document-statistic meta:table-count="1" meta:cell-count="23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